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ServerImpl.setConfigProperties( OdeConfig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createNewMyRoleMex( ODEProcess target , List &lt; MyRoleMessageExchange &gt; meps , InvocationStyle isty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pelServerImpl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pelServerImpl.register( ProcessConf conf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pelServerImpl.setBindingContext( BindingContext b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getConfig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registerMessageExchangeInterceptor( MessageExchange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setExecutor( ExecutorService ex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unregister( QName p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pelServerImpl.setScheduler( 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edCallable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registerExternalVariableEngine( ExternalVariableModule e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unregisterExtensionBundle( String ns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assert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ServerImpl.newThread( Runnab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ServerImpl.unregisterBpelEvent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ServerImpl.setTransacted( boolean atomic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ServerImpl.onScheduledJob( final JobInfo jobInf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pelServerImpl.deleteProcessDAO( final QName p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ServerImpl.unregisterMessageExchangeInterceptor( MessageExchange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getMessageExchangeByForeignKey( String foreig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debuggingDel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pelServerImpl.enqueueRunnable( final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enqueueTransaction( final Callable &lt; T &gt;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run( BpelDAOConnection co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ServerImpl.registerExtensionBundle( ExtensionBundleRuntim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Runnable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pelServerImpl.star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pelServerImpl.BpelServ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ServerImpl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ed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edRunnable.TransactedRunnable( Runnable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edCallable.TransactedCallable( Callable &lt; T &gt;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unregisterBpelEventListener( BpelEvent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pelServerImpl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ServerImpl.setTransactionManager( TransactionManager tx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setEndpointReferenceContext( EndpointReferenceContext ep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scheduleRunnable( final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ServerImpl.createNewMyRoleMex( ODEProcess process , final InvocationStyle istyle , final QName targetService , final String operation , final String clien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Callable.ServerCallable( Callable &lt; T &gt;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checkState( State i , State 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ServerImpl.fireEvent( Bpel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ServerImpl.route( QName service , Message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ServerImpl.setDaoConnectionFactory( BpelDAOConnectionFactory dao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efReap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pelServerImpl.setMessageExchangeContext( MessageExchangeContext mex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unnable.ServerRunnable( Runnable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allable.c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pelServerImpl.getSupportedInvocationStyle( QName service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pelServerImpl.assertNo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ServerImpl.getProcessModel( QName process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pelServerImpl.createMessageExchange( final InvocationStyle istyle , final QName targetService , final String operation , final String client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pelServerImpl.setDehydrationPolicy( DehydrationPolicy dehydration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getInMemMexDAO( String mex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ServerImpl.tickt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pelServerImpl.waitForQuiessen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pelServerImpl.getSha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getMessageExchange( final String mexI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BpelServer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efReaper.isMember( ODEProcess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erverImpl.registerBpelEventListener( Bpel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ServerImpl.getBpelProcess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ServerImpl.randomExp( double m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